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392ad" officeooo:paragraph-rsid="000392ad" style:font-size-asian="18pt" style:font-weight-asian="bold" style:font-size-complex="18pt" style:font-weight-complex="bold"/>
    </style:style>
    <style:style style:name="P2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style:font-name="Segoe UI" fo:font-size="10.5pt" fo:letter-spacing="normal" fo:font-style="normal" fo:font-weight="normal" officeooo:paragraph-rsid="000392ad"/>
    </style:style>
    <style:style style:name="P4" style:family="paragraph" style:parent-style-name="Standard">
      <style:paragraph-properties fo:orphans="2" fo:widows="2"/>
      <style:text-properties officeooo:rsid="0009b8a5" officeooo:paragraph-rsid="0009b8a5"/>
    </style:style>
    <style:style style:name="P5" style:family="paragraph" style:parent-style-name="Text_20_body">
      <style:text-properties officeooo:rsid="000392ad" officeooo:paragraph-rsid="000392ad"/>
    </style:style>
    <style:style style:name="P6" style:family="paragraph" style:parent-style-name="Text_20_body">
      <style:text-properties officeooo:paragraph-rsid="0004b60d"/>
    </style:style>
    <style:style style:name="P7" style:family="paragraph" style:parent-style-name="Text_20_body">
      <style:text-properties officeooo:paragraph-rsid="00058be8"/>
    </style:style>
    <style:style style:name="P8" style:family="paragraph" style:parent-style-name="Text_20_body">
      <style:text-properties officeooo:rsid="00060b8b" officeooo:paragraph-rsid="00060b8b"/>
    </style:style>
    <style:style style:name="P9" style:family="paragraph" style:parent-style-name="Text_20_body">
      <style:text-properties officeooo:paragraph-rsid="0009b8a5"/>
    </style:style>
    <style:style style:name="P10" style:family="paragraph" style:parent-style-name="Text_20_body">
      <style:text-properties fo:font-variant="normal" fo:text-transform="none" style:font-name="Segoe UI" fo:font-size="10.5pt" fo:letter-spacing="normal" fo:font-style="normal" fo:font-weight="normal" officeooo:rsid="0004b60d" officeooo:paragraph-rsid="00060b8b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style:text-line-through-style="none" style:text-line-through-type="none" style:font-name="Segoe UI" fo:font-size="10.5pt" fo:letter-spacing="normal" fo:font-style="normal" fo:font-weight="normal" officeooo:rsid="000cb8fa" officeooo:paragraph-rsid="000cb8fa" style:font-weight-asian="normal" style:font-weight-complex="normal"/>
    </style:style>
    <style:style style:name="P12" style:family="paragraph" style:parent-style-name="Text_20_body">
      <style:text-properties officeooo:paragraph-rsid="000e324f"/>
    </style:style>
    <style:style style:name="P13" style:family="paragraph" style:parent-style-name="Text_20_body">
      <style:text-properties officeooo:rsid="000cb8fa" officeooo:paragraph-rsid="000cb8fa"/>
    </style:style>
    <style:style style:name="P14" style:family="paragraph" style:parent-style-name="Text_20_body">
      <style:text-properties officeooo:rsid="000f9a61" officeooo:paragraph-rsid="000f9a61"/>
    </style:style>
    <style:style style:name="P15" style:family="paragraph" style:parent-style-name="Text_20_body">
      <style:text-properties officeooo:rsid="00102dd0" officeooo:paragraph-rsid="00102dd0"/>
    </style:style>
    <style:style style:name="P16" style:family="paragraph" style:parent-style-name="Text_20_body">
      <style:text-properties officeooo:rsid="00102dd0" officeooo:paragraph-rsid="00137375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18" style:family="paragraph" style:parent-style-name="Heading_20_1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Heading_20_1">
      <style:text-properties officeooo:paragraph-rsid="0004b60d"/>
    </style:style>
    <style:style style:name="P20" style:family="paragraph" style:parent-style-name="Heading_20_1">
      <style:text-properties officeooo:paragraph-rsid="000f9a61"/>
    </style:style>
    <style:style style:name="P21" style:family="paragraph" style:parent-style-name="Heading_20_1">
      <style:text-properties fo:font-variant="normal" fo:text-transform="none" style:font-name="Segoe UI" fo:font-size="16.5pt" fo:letter-spacing="normal" fo:font-style="normal" fo:font-weight="bold" officeooo:rsid="000392ad" officeooo:paragraph-rsid="000f9a61" style:font-size-asian="16.5pt" style:font-weight-asian="bold" style:font-size-complex="16.5pt" style:font-weight-complex="bold"/>
    </style:style>
    <style:style style:name="P22" style:family="paragraph" style:parent-style-name="Heading_20_1">
      <style:text-properties fo:font-variant="normal" fo:text-transform="none" style:text-line-through-style="none" style:text-line-through-type="none" style:font-name="Segoe UI" fo:font-size="16.5pt" fo:letter-spacing="normal" fo:font-style="normal" fo:font-weight="bold" officeooo:rsid="000cb8fa" officeooo:paragraph-rsid="000f9a61" style:font-size-asian="16.5pt" style:font-weight-asian="bold" style:font-size-complex="16.5pt" style:font-weight-complex="bold"/>
    </style:style>
    <style:style style:name="P23" style:family="paragraph" style:parent-style-name="Heading_20_2">
      <style:text-properties officeooo:paragraph-rsid="0004b60d"/>
    </style:style>
    <style:style style:name="P24" style:family="paragraph" style:parent-style-name="Heading_20_2">
      <style:text-properties officeooo:paragraph-rsid="00060b8b"/>
    </style:style>
    <style:style style:name="P25" style:family="paragraph" style:parent-style-name="Heading_20_2">
      <style:text-properties officeooo:paragraph-rsid="000cb8fa"/>
    </style:style>
    <style:style style:name="P26" style:family="paragraph" style:parent-style-name="Heading_20_2">
      <style:text-properties officeooo:paragraph-rsid="0017da50"/>
    </style:style>
    <style:style style:name="P27" style:family="paragraph" style:parent-style-name="Standard" style:list-style-name="L1">
      <style:text-properties officeooo:paragraph-rsid="0017da50"/>
    </style:style>
    <style:style style:name="P28" style:family="paragraph" style:parent-style-name="Standard" style:list-style-name="L1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60b8b" officeooo:paragraph-rsid="00065f5e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65f5e" officeooo:paragraph-rsid="00065f5e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79aef" officeooo:paragraph-rsid="00079aef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1655b4" officeooo:paragraph-rsid="001655b4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87661" officeooo:paragraph-rsid="0009b8a5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17da50" officeooo:paragraph-rsid="0017da50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orphans="2" fo:widows="2"/>
      <style:text-properties officeooo:rsid="00065f5e" officeooo:paragraph-rsid="00065f5e"/>
    </style:style>
    <style:style style:name="P36" style:family="paragraph" style:parent-style-name="Standard" style:list-style-name="L3">
      <style:paragraph-properties fo:orphans="2" fo:widows="2"/>
      <style:text-properties officeooo:paragraph-rsid="00065f5e"/>
    </style:style>
    <style:style style:name="P37" style:family="paragraph" style:parent-style-name="Standard" style:list-style-name="L3">
      <style:paragraph-properties fo:orphans="2" fo:widows="2"/>
      <style:text-properties officeooo:paragraph-rsid="0009b8a5"/>
    </style:style>
    <style:style style:name="P38" style:family="paragraph" style:parent-style-name="Standard" style:list-style-name="L3">
      <style:paragraph-properties fo:orphans="2" fo:widows="2"/>
      <style:text-properties officeooo:paragraph-rsid="0017da50"/>
    </style:style>
    <style:style style:name="P39" style:family="paragraph" style:parent-style-name="Text_20_body" style:list-style-name="L4">
      <style:text-properties officeooo:paragraph-rsid="000f9a61"/>
    </style:style>
    <style:style style:name="P40" style:family="paragraph" style:parent-style-name="Text_20_body" style:list-style-name="L4">
      <style:text-properties officeooo:paragraph-rsid="00102dd0"/>
    </style:style>
    <style:style style:name="P41" style:family="paragraph" style:parent-style-name="Text_20_body" style:list-style-name="L4">
      <style:text-properties officeooo:paragraph-rsid="0017da50"/>
    </style:style>
    <style:style style:name="P42" style:family="paragraph" style:parent-style-name="Text_20_body" style:list-style-name="L4">
      <style:text-properties officeooo:rsid="00102dd0" officeooo:paragraph-rsid="00102dd0"/>
    </style:style>
    <style:style style:name="P43" style:family="paragraph" style:parent-style-name="Text_20_body">
      <style:text-properties fo:font-variant="normal" fo:text-transform="none" style:font-name="Segoe UI" fo:font-size="10.5pt" fo:letter-spacing="normal" fo:font-style="normal" fo:font-weight="normal" officeooo:rsid="0004b60d" officeooo:paragraph-rsid="0017da50" style:font-size-asian="10.5pt" style:font-weight-asian="normal" style:font-size-complex="12pt" style:font-weight-complex="normal"/>
    </style:style>
    <style:style style:name="P44" style:family="paragraph" style:parent-style-name="Text_20_body">
      <style:text-properties officeooo:paragraph-rsid="0017da50"/>
    </style:style>
    <style:style style:name="P45" style:family="paragraph" style:parent-style-name="Text_20_body" style:list-style-name="L2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style:font-name="Segoe UI" fo:font-size="10.5pt" fo:letter-spacing="normal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 officeooo:rsid="000392ad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style:font-name="Segoe UI" fo:font-size="10.5pt" fo:letter-spacing="normal" fo:font-style="normal" fo:font-weight="normal" officeooo:rsid="0004b60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style:font-name="Segoe UI" fo:font-size="10.5pt" fo:letter-spacing="normal" fo:font-style="normal" fo:font-weight="normal" officeooo:rsid="00058be8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style:font-name="Segoe UI" fo:font-size="10.5pt" fo:letter-spacing="normal" fo:font-style="normal" fo:font-weight="normal" officeooo:rsid="00060b8b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font-name="Segoe UI" fo:font-size="10.5pt" fo:letter-spacing="normal" fo:font-style="normal" fo:font-weight="normal" officeooo:rsid="00065f5e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font-name="Segoe UI" fo:font-size="10.5pt" fo:letter-spacing="normal" fo:font-style="normal" fo:font-weight="normal" officeooo:rsid="00079aef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style:font-name="Segoe UI" fo:font-size="10.5pt" fo:letter-spacing="normal" fo:font-style="normal" fo:font-weight="normal" officeooo:rsid="00087661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style:font-name="Segoe UI" fo:font-size="10.5pt" fo:letter-spacing="normal" fo:font-style="normal" fo:font-weight="normal" officeooo:rsid="0017da50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style:font-name="Segoe UI" fo:font-size="10.5pt" fo:letter-spacing="normal" fo:font-style="normal" fo:font-weight="normal" officeooo:rsid="001655b4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style:font-name="Segoe UI" fo:font-size="10.5pt" fo:letter-spacing="normal" fo:font-style="normal" fo:font-weight="normal" officeooo:rsid="00102dd0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style:font-name="Segoe UI" fo:font-size="10.5pt" fo:letter-spacing="normal" fo:font-style="normal" fo:font-weight="normal" officeooo:rsid="0004b60d"/>
    </style:style>
    <style:style style:name="T13" style:family="text">
      <style:text-properties fo:font-variant="normal" fo:text-transform="none" style:font-name="Segoe UI" fo:font-size="10.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style:font-name="Segoe UI" fo:font-size="10.5pt" fo:letter-spacing="normal" fo:font-style="normal" fo:font-weight="normal" officeooo:rsid="0004b60d" style:font-weight-asian="normal" style:font-weight-complex="normal"/>
    </style:style>
    <style:style style:name="T15" style:family="text">
      <style:text-properties fo:font-variant="normal" fo:text-transform="none" style:font-name="Segoe UI" fo:font-size="10.5pt" fo:letter-spacing="normal" fo:font-style="normal" fo:font-weight="normal" officeooo:rsid="00058be8" style:font-weight-asian="normal" style:font-weight-complex="normal"/>
    </style:style>
    <style:style style:name="T16" style:family="text">
      <style:text-properties fo:font-variant="normal" fo:text-transform="none" style:font-name="Segoe UI" fo:font-size="10.5pt" fo:letter-spacing="normal" fo:font-style="normal" fo:font-weight="normal" officeooo:rsid="00060b8b" style:font-weight-asian="normal" style:font-weight-complex="normal"/>
    </style:style>
    <style:style style:name="T17" style:family="text">
      <style:text-properties fo:font-variant="normal" fo:text-transform="none" style:font-name="Segoe UI" fo:font-size="10.5pt" fo:letter-spacing="normal" fo:font-style="normal" fo:font-weight="bold" officeooo:rsid="0004b60d" style:font-size-asian="10.5pt" style:font-weight-asian="bold" style:font-size-complex="12pt" style:font-weight-complex="bold"/>
    </style:style>
    <style:style style:name="T18" style:family="text">
      <style:text-properties fo:font-variant="normal" fo:text-transform="none" style:font-name="Segoe UI" fo:font-size="10.5pt" fo:letter-spacing="normal" fo:font-style="normal" fo:font-weight="bold" officeooo:rsid="00060b8b" style:font-size-asian="10.5pt" style:font-weight-asian="bold" style:font-size-complex="12pt" style:font-weight-complex="bold"/>
    </style:style>
    <style:style style:name="T19" style:family="text">
      <style:text-properties fo:font-variant="normal" fo:text-transform="none" style:font-name="Segoe UI" fo:font-size="16.5pt" fo:letter-spacing="normal" fo:font-style="normal" fo:font-weight="bold" officeooo:rsid="000392ad" style:font-size-asian="16.5pt" style:font-weight-asian="bold" style:font-size-complex="16.5pt" style:font-weight-complex="bold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fo:letter-spacing="normal" fo:font-style="normal" officeooo:rsid="000392ad"/>
    </style:style>
    <style:style style:name="T22" style:family="text">
      <style:text-properties fo:font-variant="normal" fo:text-transform="none" style:text-line-through-style="none" style:text-line-through-type="none" style:font-name="Segoe UI" fo:font-size="10.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style:text-line-through-style="none" style:text-line-through-type="none" style:font-name="Segoe UI" fo:font-size="18.5pt" fo:letter-spacing="normal" fo:font-style="normal" fo:font-weight="bold" officeooo:rsid="000cb8fa" style:font-size-asian="18.5pt" style:font-weight-asian="bold" style:font-size-complex="18.5pt" style:font-weight-complex="bold"/>
    </style:style>
    <style:style style:name="T24" style:family="text">
      <style:text-properties fo:font-variant="normal" fo:text-transform="none" style:text-line-through-style="none" style:text-line-through-type="none" style:font-name="Segoe UI" fo:font-size="18.5pt" fo:letter-spacing="normal" fo:font-style="normal" fo:font-weight="bold" officeooo:rsid="00137375" style:font-name-asian="Noto Sans CJK SC" style:font-size-asian="18.5pt" style:font-weight-asian="bold" style:font-name-complex="Lohit Devanagari" style:font-size-complex="18.5pt" style:font-weight-complex="bold"/>
    </style:style>
    <style:style style:name="T25" style:family="text">
      <style:text-properties officeooo:rsid="0004b6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4b60d" style:font-weight-asian="bold" style:font-weight-complex="bold"/>
    </style:style>
    <style:style style:name="T28" style:family="text">
      <style:text-properties fo:font-weight="bold" officeooo:rsid="0009b8a5" style:font-weight-asian="bold" style:font-weight-complex="bold"/>
    </style:style>
    <style:style style:name="T29" style:family="text">
      <style:text-properties fo:font-weight="normal" officeooo:rsid="0004b60d" style:font-weight-asian="normal" style:font-weight-complex="normal"/>
    </style:style>
    <style:style style:name="T30" style:family="text">
      <style:text-properties fo:font-weight="normal" officeooo:rsid="00058be8" style:font-weight-asian="normal" style:font-weight-complex="normal"/>
    </style:style>
    <style:style style:name="T31" style:family="text">
      <style:text-properties fo:font-weight="normal" officeooo:rsid="0009b8a5" style:font-weight-asian="normal" style:font-weight-complex="normal"/>
    </style:style>
    <style:style style:name="T32" style:family="text">
      <style:text-properties fo:font-weight="normal" officeooo:rsid="000b9d2d" style:font-weight-asian="normal" style:font-weight-complex="normal"/>
    </style:style>
    <style:style style:name="T33" style:family="text">
      <style:text-properties fo:font-weight="normal" officeooo:rsid="000f9a61" style:font-weight-asian="normal" style:font-weight-complex="normal"/>
    </style:style>
    <style:style style:name="T34" style:family="text">
      <style:text-properties fo:font-weight="normal" officeooo:rsid="00137375" style:font-weight-asian="normal" style:font-weight-complex="normal"/>
    </style:style>
    <style:style style:name="T35" style:family="text">
      <style:text-properties style:font-name="Liberation Sans" fo:font-size="16.1000003814697pt" fo:font-weight="bold" officeooo:rsid="0004b60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6" style:family="text">
      <style:text-properties style:font-name="Liberation Sans" fo:font-size="16.1000003814697pt" fo:font-weight="bold" officeooo:rsid="00060b8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7" style:family="text">
      <style:text-properties style:font-name="Liberation Sans" fo:font-size="16.1000003814697pt" fo:font-weight="bold" officeooo:rsid="0017da5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8" style:family="text">
      <style:text-properties officeooo:rsid="0009b8a5"/>
    </style:style>
    <style:style style:name="T39" style:family="text">
      <style:text-properties fo:font-size="16.5pt" fo:font-weight="bold" officeooo:rsid="000392ad" style:font-size-asian="16.5pt" style:font-weight-asian="bold" style:font-size-complex="16.5pt" style:font-weight-complex="bold"/>
    </style:style>
    <style:style style:name="T40" style:family="text">
      <style:text-properties officeooo:rsid="000cb8fa"/>
    </style:style>
    <style:style style:name="T41" style:family="text">
      <style:text-properties officeooo:rsid="000e324f"/>
    </style:style>
    <style:style style:name="T42" style:family="text">
      <style:text-properties officeooo:rsid="000f9a61"/>
    </style:style>
    <style:style style:name="T43" style:family="text">
      <style:text-properties officeooo:rsid="00102dd0"/>
    </style:style>
    <style:style style:name="T44" style:family="text">
      <style:text-properties officeooo:rsid="000392ad" style:font-size-asian="10.5pt" style:font-weight-asian="normal" style:font-size-complex="12pt" style:font-weight-complex="normal"/>
    </style:style>
    <style:style style:name="T45" style:family="text">
      <style:text-properties officeooo:rsid="00152d6a" style:font-size-asian="10.5pt" style:font-weight-asian="normal" style:font-size-complex="12pt" style:font-weight-complex="normal"/>
    </style:style>
    <style:style style:name="T46" style:family="text">
      <style:text-properties officeooo:rsid="0017da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 Definition for Base Movements</text:p>
      <text:p text:style-name="P1"/>
      <text:h text:style-name="P18" text:outline-level="1"><text:span text:style-name="T21">I</text:span><text:span text:style-name="T20">nput Summary</text:span></text:h>
      <text:p text:style-name="P2">Base controller subscribes to the following topics:<text:line-break/></text:p>
      <text:list xml:id="list26579452" text:style-name="L1">
        <text:list-item>
          <text:p text:style-name="P28">/base_cntrl/go_back</text:p>
        </text:list-item>
        <text:list-item>
          <text:p text:style-name="P28">/base_cntrl/go_fwd</text:p>
        </text:list-item>
        <text:list-item>
          <text:p text:style-name="P28">/base_cntrl/go_left</text:p>
        </text:list-item>
        <text:list-item>
          <text:p text:style-name="P28">/base_cntrl/go_right</text:p>
        </text:list-item>
        <text:list-item>
          <text:p text:style-name="P28">/base_cntrl/go_to_pose</text:p>
        </text:list-item>
        <text:list-item>
          <text:p text:style-name="P27"><text:span text:style-name="T2">/base_cntrl/</text:span><text:span text:style-name="T9">scout</text:span><text:span text:style-name="T2">_to_pose</text:span></text:p>
        </text:list-item>
        <text:list-item>
          <text:p text:style-name="P28">/base_cntrl/in_cmd</text:p>
        </text:list-item>
        <text:list-item>
          <text:p text:style-name="P28">/base_cntrl/rotate_deg</text:p>
        </text:list-item>
        <text:list-item>
          <text:p text:style-name="P28">/base_cntrl/path_cost_qry</text:p>
        </text:list-item>
      </text:list>
      <text:p text:style-name="P2"/>
      <text:h text:style-name="Heading_20_1" text:outline-level="1">Output Summary</text:h>
      <text:p text:style-name="P5">Base controller publishes the following topics:</text:p>
      <text:list xml:id="list2714328307" text:style-name="L2">
        <text:list-item>
          <text:p text:style-name="P45">/base_cntrl/path_cost</text:p>
        </text:list-item>
        <text:list-item>
          <text:p text:style-name="P45">/base_cntrl/out_result</text:p>
        </text:list-item>
        <text:list-item>
          <text:p text:style-name="P45">/base_cntrl/cost_list</text:p>
        </text:list-item>
      </text:list>
      <text:p text:style-name="P17"/>
      <text:h text:style-name="P19" text:outline-level="1">Input Description</text:h>
      <text:h text:style-name="Heading_20_2" text:outline-level="2">/base_cntrl/go_back</text:h>
      <text:p text:style-name="P6"><text:span text:style-name="T12">The</text:span><text:span text:style-name="T25"> topic accepts a single </text:span><text:span text:style-name="T27">Float32</text:span><text:span text:style-name="T25"> type parameter which is the requested distance in meters. Publishing a value to this topic will cause the robot move </text:span><text:span text:style-name="T27">backwards</text:span><text:span text:style-name="T29"> by the requested distance.</text:span></text:p>
      <text:p text:style-name="P6"><text:span text:style-name="T14">Example: rostopic pub /base_cntrl/go_</text:span><text:span text:style-name="T16">back</text:span><text:span text:style-name="T14"> std_msgs/Float32 0.1</text:span></text:p>
      <text:h text:style-name="P23" text:outline-level="2">/base_cntrl/go_<text:span text:style-name="T35">fwd</text:span></text:h>
      <text:p text:style-name="P6"><text:span text:style-name="T14">The</text:span><text:span text:style-name="T29"> topic accepts a single </text:span><text:span text:style-name="T27">Float32 </text:span><text:span text:style-name="T29">type parameter which is the requested distance in meters. Publishing a value to this topic will cause the robot move </text:span><text:span text:style-name="T27">forward</text:span><text:span text:style-name="T29"> by the requested distance.</text:span></text:p>
      <text:p text:style-name="P7"><text:span text:style-name="T29">E</text:span><text:span text:style-name="T30">xample: </text:span><text:span text:style-name="T15">rostopic pub /base_cntrl/go_</text:span><text:span text:style-name="T16">fwd</text:span><text:span text:style-name="T15"> std_msgs/Float32 0.1</text:span></text:p>
      <text:h text:style-name="P23" text:outline-level="2">/base_cntrl/go_<text:span text:style-name="T35">left</text:span></text:h>
      <text:p text:style-name="P6"><text:span text:style-name="T14">The</text:span><text:span text:style-name="T29"> topic accepts a single </text:span><text:span text:style-name="T27">Float32 </text:span><text:span text:style-name="T29">type parameter which is the requested distance in meters. Publishing a value to this topic will cause the robot move </text:span><text:span text:style-name="T27">left</text:span><text:span text:style-name="T29"> by the requested distance.</text:span></text:p>
      <text:p text:style-name="P7"><text:span text:style-name="T29">E</text:span><text:span text:style-name="T30">xample: </text:span><text:span text:style-name="T15">rostopic pub /base_cntrl/go_</text:span><text:span text:style-name="T16">left</text:span><text:span text:style-name="T15"> std_msgs/Float32 0.1</text:span></text:p>
      <text:h text:style-name="P23" text:outline-level="2"><text:soft-page-break/>/base_cntrl/go_<text:span text:style-name="T35">right</text:span></text:h>
      <text:p text:style-name="P6"><text:span text:style-name="T3">The topic accepts a single </text:span><text:span text:style-name="T17">Float32 </text:span><text:span text:style-name="T3">type parameter which is the requested distance in meters. Publishing a value to this topic will cause the robot move </text:span><text:span text:style-name="T17">right</text:span><text:span text:style-name="T3"> by the requested distance.</text:span></text:p>
      <text:p text:style-name="P7"><text:span text:style-name="T3">E</text:span><text:span text:style-name="T4">xample: rostopic pub /base_cntrl/go_</text:span><text:span text:style-name="T5">right</text:span><text:span text:style-name="T4"> std_msgs/Float32 0.1</text:span></text:p>
      <text:h text:style-name="P24" text:outline-level="2">/base_cntrl/go_<text:span text:style-name="T35">to_pose</text:span></text:h>
      <text:p text:style-name="P10">The topic accepts a single Pose type parameter which is the requested destination pose for the robot. Publishing a value to this topic will cause the robot move to the requested destination pose.</text:p>
      <text:p text:style-name="P8"><text:span text:style-name="T3">E</text:span><text:span text:style-name="T1">xample: rostopic pub -1 /base_cntrl/go_to_pose geometry_msgs/Pose '{position: {x: -1.0, y: -2.0, z: 0.0}, orientation: {w: 1.0}}'</text:span></text:p>
      <text:h text:style-name="P26" text:outline-level="2">/base_cntrl/<text:span text:style-name="T37">scout</text:span>_<text:span text:style-name="T35">to_pose</text:span></text:h>
      <text:p text:style-name="P43">The topic accepts a single Pose type parameter which is the requested destination pose for the robot <text:span text:style-name="T46">to go to for scouting purposes</text:span>. Publishing a value to this topic will cause the robot move to the requested destination pose <text:span text:style-name="T46">and then spin a full circle</text:span>.</text:p>
      <text:p text:style-name="P44"><text:span text:style-name="T3">E</text:span><text:span text:style-name="T5">xample: rostopic pub -1 /base_cntrl/</text:span><text:span text:style-name="T9">scout</text:span><text:span text:style-name="T5">_to_pose geometry_msgs/Pose '{position: {x: -1.0, y: -2.0, z: 0.0}, orientation: {w: 1.0}}'</text:span></text:p>
      <text:h text:style-name="P23" text:outline-level="2">/base_cntrl/<text:span text:style-name="T36">in_cmd</text:span></text:h>
      <text:p text:style-name="P6"><text:span text:style-name="T3">The topic accepts a single </text:span><text:span text:style-name="T18">String</text:span><text:span text:style-name="T3"> type parameter which is the </text:span><text:span text:style-name="T5">required command </text:span><text:span text:style-name="T3">for the robot. </text:span><text:span text:style-name="T5">The robot will react to the following commands:</text:span></text:p>
      <text:list xml:id="list895273748" text:style-name="L3">
        <text:list-item>
          <text:p text:style-name="P29">fwd</text:p>
          <text:list>
            <text:list-item>
              <text:p text:style-name="P35"><text:span text:style-name="T5">C</text:span><text:span text:style-name="T1">auses the robot to move forward by 1m.</text:span></text:p>
            </text:list-item>
          </text:list>
        </text:list-item>
        <text:list-item>
          <text:p text:style-name="P36"><text:span text:style-name="T6">b</text:span><text:span text:style-name="T5">ack</text:span></text:p>
          <text:list>
            <text:list-item>
              <text:p text:style-name="P35"><text:span text:style-name="T5">C</text:span><text:span text:style-name="T1">auses the robot to move backwards by 1m.</text:span></text:p>
            </text:list-item>
          </text:list>
        </text:list-item>
        <text:list-item>
          <text:p text:style-name="P36"><text:span text:style-name="T6">r</text:span><text:span text:style-name="T5">ight</text:span></text:p>
          <text:list>
            <text:list-item>
              <text:p text:style-name="P35"><text:span text:style-name="T5">C</text:span><text:span text:style-name="T1">auses the robot to move right by 1m.</text:span></text:p>
            </text:list-item>
          </text:list>
        </text:list-item>
        <text:list-item>
          <text:p text:style-name="P36"><text:span text:style-name="T6">l</text:span><text:span text:style-name="T5">eft</text:span></text:p>
          <text:list>
            <text:list-item>
              <text:p text:style-name="P36"><text:span text:style-name="T5">C</text:span><text:span text:style-name="T6">auses the robot to move left by 1m.</text:span></text:p>
            </text:list-item>
          </text:list>
        </text:list-item>
        <text:list-item>
          <text:p text:style-name="P36"><text:span text:style-name="T6">s</text:span><text:span text:style-name="T5">pin</text:span></text:p>
          <text:list>
            <text:list-item>
              <text:p text:style-name="P35"><text:span text:style-name="T5">C</text:span><text:span text:style-name="T1">auses the robot to spin in place by 360 degrees.</text:span></text:p>
            </text:list-item>
          </text:list>
        </text:list-item>
        <text:list-item>
          <text:p text:style-name="P36"><text:span text:style-name="T6">s</text:span><text:span text:style-name="T5">helf</text:span><text:span text:style-name="T6">&lt;x&gt;</text:span></text:p>
          <text:list>
            <text:list-item>
              <text:p text:style-name="P30">Where &lt;x&gt; is a number of the desired shelf, this command causes the robot to navigate to the requested shelf and position itself with a defined offset in front of it.</text:p>
            </text:list-item>
            <text:list-item>
              <text:p text:style-name="P31">&lt;x&gt; must be an integer in the range of [1..8]</text:p>
            </text:list-item>
          </text:list>
        </text:list-item>
        <text:list-item>
          <text:p text:style-name="P32">bin</text:p>
          <text:list>
            <text:list-item>
              <text:p text:style-name="P32">sending “bin” will navigate the robot to a position just in front of the bin.</text:p>
            </text:list-item>
          </text:list>
        </text:list-item>
        <text:list-item>
          <text:p text:style-name="P34">scout</text:p>
          <text:list>
            <text:list-item>
              <text:p text:style-name="P38"><text:span text:style-name="T10">sending “</text:span><text:span text:style-name="T9">scout</text:span><text:span text:style-name="T10">” will navigate the robot to a position </text:span><text:span text:style-name="T9">more or less in the middle of the map and then the robot will spin a full circle</text:span><text:span text:style-name="T10">.</text:span></text:p>
            </text:list-item>
          </text:list>
        </text:list-item>
        <text:list-item>
          <text:p text:style-name="P31">get_cost_of_travel</text:p>
          <text:list>
            <text:list-item>
              <text:p text:style-name="P37"><text:span text:style-name="T7">P</text:span><text:span text:style-name="T8">ublishes a 1-dimensional Float32MultiArray message to </text:span><text:span text:style-name="T2">/base_cntrl/cost_list. </text:span><text:span text:style-name="T8">The array contains path costs to each of the 8 shelves from the current position of the robot. The path costs are returned in order for the shelves starting at shelf 1.</text:span></text:p>
            </text:list-item>
          </text:list>
        </text:list-item>
      </text:list>
      <text:p text:style-name="P4"><text:span text:style-name="T8">E</text:span><text:span text:style-name="T1">xample: rostopic pub /base_cntrl/in_cmd std_msgs/String "fwd"</text:span></text:p>
      <text:list xml:id="list120252027210538" text:continue-numbering="true" text:style-name="L3">
        <text:list-header>
          <text:p text:style-name="P33"><text:soft-page-break/></text:p>
        </text:list-header>
      </text:list>
      <text:h text:style-name="Heading_20_2" text:outline-level="2">/base_cntrl/rotate_deg</text:h>
      <text:p text:style-name="P9"><text:span text:style-name="T38">The topic accepts a single </text:span><text:span text:style-name="T28">Int16</text:span><text:span text:style-name="T31"> type parameter, which is the required rotation of the robot in degrees. </text:span><text:span text:style-name="T32">The value can be either positive or negative. Positive value causes the robot to rotate clock-wise while negative value provides counter-clock-wise rotation.</text:span></text:p>
      <text:p text:style-name="P3"><text:span text:style-name="T45">Example: </text:span><text:span text:style-name="T44">rostopic pub /base_cntrl/rotate_deg std_msgs/Int16 '{data: -25}'</text:span></text:p>
      <text:h text:style-name="P25" text:outline-level="2"><text:span text:style-name="T39">/base_cntrl/</text:span><text:span text:style-name="T19">path_cost_qry</text:span></text:h>
      <text:p text:style-name="P12"><text:span text:style-name="T40">The topic accepts a single Pose which is any reachable point on the map. Publishing a Pose to this toping will </text:span><text:span text:style-name="T41">resutl </text:span>in <text:span text:style-name="T41">the node</text:span> Publish<text:span text:style-name="T41">ing</text:span> the calculated <text:span text:style-name="T41">cost of travel </text:span><text:span text:style-name="T42">on /base_cntrl/path_cost topic</text:span>,<text:span text:style-name="T40"> </text:span><text:span text:style-name="T41">i.e. </text:span><text:span text:style-name="T40">the estimated distance to travel to that location.</text:span></text:p>
      <text:p text:style-name="P13"><text:span text:style-name="T14">Example: rostopic pub /base_cntrl/</text:span><text:span text:style-name="T13">path_cost</text:span><text:span text:style-name="T14">_</text:span><text:span text:style-name="T13">qry geometry_msgs/Pose ‘{position: {x: -</text:span><text:span text:style-name="T22">1.0, y: -2.0, z: 0.0}, orientation: {w: 1.0}}’</text:span></text:p>
      <text:p text:style-name="P11"/>
      <text:h text:style-name="P20" text:outline-level="1"><text:span text:style-name="T23">Output </text:span><text:span text:style-name="T24">Description</text:span></text:h>
      <text:h text:style-name="P21" text:outline-level="1">/base_cntrl/path_cost</text:h>
      <text:p text:style-name="P16">The topic publlishes a single <text:span text:style-name="T26">Float32 </text:span><text:span text:style-name="T33">value representing the cost </text:span><text:span text:style-name="T34">of travel </text:span>from the robot’s current position to the Pose value that was published to the <text:span text:style-name="T26">/base_cntrl/path_cost_qry </text:span>topic.</text:p>
      <text:h text:style-name="P21" text:outline-level="1">/base_cntrl/out_result</text:h>
      <text:p text:style-name="P14">This topic publishes a single String value representing the status of the base_controller node.</text:p>
      <text:list xml:id="list3561223579" text:style-name="L4">
        <text:list-item>
          <text:p text:style-name="P39"><text:span text:style-name="T43">If</text:span><text:span text:style-name="T42"> base have completed move forward on command ‘fwd’ out_resutl will publish ‘OK FWD’</text:span></text:p>
        </text:list-item>
        <text:list-item>
          <text:p text:style-name="P40"><text:span text:style-name="T43">If</text:span><text:span text:style-name="T42"> base have completed move </text:span><text:span text:style-name="T43">backwards</text:span><text:span text:style-name="T42"> on command ‘</text:span><text:span text:style-name="T43">back</text:span><text:span text:style-name="T42">’ out_resutl will publish ‘OK </text:span><text:span text:style-name="T43">BACK</text:span><text:span text:style-name="T42">’</text:span></text:p>
        </text:list-item>
        <text:list-item>
          <text:p text:style-name="P42">If<text:span text:style-name="T42"> base have completed move </text:span>right<text:span text:style-name="T42"> on command ‘</text:span>right’<text:span text:style-name="T42"> out_resutl will publish ‘OK </text:span>RIGHT<text:span text:style-name="T42">’</text:span></text:p>
        </text:list-item>
        <text:list-item>
          <text:p text:style-name="P40"><text:span text:style-name="T43">If</text:span><text:span text:style-name="T42"> base have completed move </text:span><text:span text:style-name="T43">left</text:span><text:span text:style-name="T42"> on command ‘</text:span><text:span text:style-name="T43">left’</text:span><text:span text:style-name="T42"> out_resutl will publish ‘OK </text:span><text:span text:style-name="T43">LEFT</text:span><text:span text:style-name="T42">’</text:span></text:p>
        </text:list-item>
        <text:list-item>
          <text:p text:style-name="P40"><text:span text:style-name="T43">If</text:span><text:span text:style-name="T42"> base have completed move </text:span><text:span text:style-name="T43">spin</text:span><text:span text:style-name="T42"> on command ‘</text:span><text:span text:style-name="T43">spin’</text:span><text:span text:style-name="T42"> out_resutl will publish ‘OK </text:span><text:span text:style-name="T43">SPIN</text:span><text:span text:style-name="T42">’</text:span></text:p>
        </text:list-item>
        <text:list-item>
          <text:p text:style-name="P42">If robot is directed to travel to a specified pose, then <text:span text:style-name="T5">/base_cntrl/go_to_pose </text:span><text:span text:style-name="T1">will request </text:span>out_result to publish</text:p>
          <text:list>
            <text:list-item>
              <text:p text:style-name="P42">‘OK MOVE’ if the robot achi<text:span text:style-name="T46">e</text:span>ves the desired pose</text:p>
            </text:list-item>
            <text:list-item>
              <text:p text:style-name="P42">‘BAD MOVE’ if the move can’t be achi<text:span text:style-name="T46">e</text:span>ved</text:p>
            </text:list-item>
            <text:list-item>
              <text:p text:style-name="P42">‘TIMEOUT’ if the robot cant achi<text:span text:style-name="T46">e</text:span>ve the desired pose in the allocated time.</text:p>
            </text:list-item>
          </text:list>
        </text:list-item>
        <text:list-item>
          <text:p text:style-name="P41"><text:span text:style-name="T43">If robot is directed to </text:span><text:span text:style-name="T46">scout- either</text:span><text:span text:style-name="T43"> to a specified pose </text:span><text:span text:style-name="T46">or to the built in pose in the middle of the map</text:span><text:span text:style-name="T43">, then out_result </text:span><text:span text:style-name="T46">will</text:span><text:span text:style-name="T43"> publish </text:span><text:span text:style-name="T46">one of the following:</text:span></text:p>
          <text:list>
            <text:list-item>
              <text:p text:style-name="P41"><text:span text:style-name="T43">‘completed scouting’ if the robot </text:span><text:span text:style-name="T46">successfully completes the scouting.</text:span></text:p>
            </text:list-item>
            <text:list-item>
              <text:p text:style-name="P41"><text:soft-page-break/><text:span text:style-name="T43">‘BAD </text:span><text:span text:style-name="T46">scouting</text:span><text:span text:style-name="T43">’ if the </text:span><text:span text:style-name="T46">scouting failed.</text:span></text:p>
            </text:list-item>
          </text:list>
        </text:list-item>
      </text:list>
      <text:h text:style-name="P22" text:outline-level="1">/base_cntrl/cost_list</text:h>
      <text:p text:style-name="P15">This topic will publish a Float32MultiArray, a standard ROS array message type, with a list of cost of travel to each shelf from the current pose of the robo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3:24:48.210785154</meta:creation-date>
    <meta:generator>LibreOffice/6.4.7.2$Linux_X86_64 LibreOffice_project/40$Build-2</meta:generator>
    <dc:date>2021-05-02T12:02:50.936527367</dc:date>
    <meta:editing-duration>PT1H4M15S</meta:editing-duration>
    <meta:editing-cycles>15</meta:editing-cycles>
    <meta:document-statistic meta:table-count="0" meta:image-count="0" meta:object-count="0" meta:page-count="4" meta:paragraph-count="84" meta:word-count="894" meta:character-count="5712" meta:non-whitespace-character-count="4944"/>
  </office:meta>
</office:document-meta>
</file>